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ublicationAccessControllerResolver.generateCacheKey( String webappUrl , SourceResolver resol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ublicationAccessControllerResolver.getPublication( String webappUr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PublicationAccessControllerResolver.doResolveAccessController( String webapp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ublicationAccessControllerResolver.getConfiguration( Publication public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ublicationAccessControllerResolver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ationAccessControllerResolver.initializ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ublicationAccessControllerResolver.resolveAccessController( Publication publication , String ur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